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mport java.util.*;</text:p>
      <text:p text:style-name="Standard">class Instance{</text:p>
      <text:p text:style-name="Standard"><text:s text:c="4"/>//private constructor</text:p>
      <text:p text:style-name="Standard"><text:s text:c="4"/>private Instance(){</text:p>
      <text:p text:style-name="Standard"><text:s text:c="4"/>}</text:p>
      <text:p text:style-name="Standard"><text:s text:c="4"/>protected static Instance obj[] = new Instance[10];</text:p>
      <text:p text:style-name="Standard"><text:s text:c="4"/>protected static Instance[] getInstance(){</text:p>
      <text:p text:style-name="Standard"><text:s text:c="8"/>for(int i=0;i&lt;=9;i++){</text:p>
      <text:p text:style-name="Standard"><text:s text:c="16"/>obj[i] = new Instance();</text:p>
      <text:p text:style-name="Standard"><text:s text:c="16"/>System.out.println("Instance Created "+i);</text:p>
      <text:p text:style-name="Standard"><text:s text:c="8"/>}</text:p>
      <text:p text:style-name="Standard"><text:s text:c="8"/>return obj;</text:p>
      <text:p text:style-name="Standard"><text:s text:c="4"/>}</text:p>
      <text:p text:style-name="Standard">}</text:p>
      <text:p text:style-name="Standard">public class Main{</text:p>
      <text:p text:style-name="Standard"><text:s text:c="4"/>public static void main(String[] args){</text:p>
      <text:p text:style-name="Standard"><text:s text:c="8"/>//using try catch block</text:p>
      <text:p text:style-name="Standard"><text:s text:c="8"/>try{</text:p>
      <text:p text:style-name="Standard"><text:s text:c="8"/>//calling method of Instance class..</text:p>
      <text:p text:style-name="Standard"><text:s text:c="8"/>Instance.getInstance();</text:p>
      <text:p text:style-name="Standard"><text:s text:c="8"/>}</text:p>
      <text:p text:style-name="Standard"><text:s text:c="8"/>catch(Exception e){</text:p>
      <text:p text:style-name="Standard"><text:s text:c="12"/>System.out.println("Can not create more than 10 Instances -" +e);</text:p>
      <text:p text:style-name="Standard"><text:s text:c="8"/>}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aru M</meta:initial-creator>
    <meta:creation-date>2019-09-18T12:03:13</meta:creation-date>
    <meta:document-statistic meta:table-count="0" meta:image-count="0" meta:object-count="0" meta:page-count="1" meta:paragraph-count="26" meta:word-count="68" meta:character-count="657"/>
    <dc:date>2019-09-18T12:33:14</dc:date>
    <dc:creator>Charu M</dc:creator>
    <meta:editing-duration>PT14M47S</meta:editing-duration>
    <meta:editing-cycles>1</meta:editing-cycles>
    <meta:generator>OpenOffice/4.1.6$Unix OpenOffice.org_project/416m1$Build-9790</meta:generator>
  </office:meta>
</office:document-meta>
</file>